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6pt" style:font-size-asian="26pt" style:font-size-complex="26pt"/>
    </style:style>
    <style:style style:name="P2" style:parent-style-name="Normal" style:family="paragraph">
      <style:paragraph-properties fo:text-align="center"/>
      <style:text-properties fo:font-size="26pt" style:font-size-asian="26pt" style:font-size-complex="26pt"/>
    </style:style>
  </office:automatic-styles>
  <office:body>
    <office:text text:use-soft-page-breaks="true">
      <text:p text:style-name="P1">How to start learning piano</text:p>
      <text:p text:style-name="P2"/>
      <text:p text:style-name="Normal">To start learning piano, you must start at the basics and be patient as you won’t start going into more complex songs. When you start piano, you will get something called a note guide which showed where notes are located on the piano. You must also start by learning simple songs and gradually going to harder songs. You will also take exams which requires you to do various things: to learn 3 specific songs, to do sightreading which means to read music from a sheet, do scales a string of notes, arpeggios a group of notes played in order together, and to answer various questions that the examiner gives. Once you have started to get more advanced in piano, you can start to memorise where notes are located, and you will not need you guide anymore. Finally, the last way to improve piano is to practice<text:s/>every day.<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an</meta:initial-creator>
    <dc:creator>Ian</dc:creator>
    <meta:creation-date>2022-09-09T16:12:00Z</meta:creation-date>
    <dc:date>2022-09-09T16:33:00Z</dc:date>
    <meta:template xlink:href="Normal" xlink:type="simple"/>
    <meta:editing-cycles>1</meta:editing-cycles>
    <meta:editing-duration>PT1260S</meta:editing-duration>
    <meta:document-statistic meta:page-count="1" meta:paragraph-count="1" meta:word-count="127" meta:character-count="850" meta:row-count="6" meta:non-whitespace-character-count="724"/>
  </office:meta>
</office:document-meta>
</file>